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8db9" officeooo:paragraph-rsid="00058db9"/>
    </style:style>
    <style:style style:name="P2" style:family="paragraph" style:parent-style-name="Standard">
      <style:text-properties fo:font-weight="bold" officeooo:rsid="000647c6" officeooo:paragraph-rsid="000647c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8db9" officeooo:paragraph-rsid="00058db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647c6" officeooo:paragraph-rsid="000647c6"/>
    </style:style>
    <style:style style:name="P5" style:family="paragraph" style:parent-style-name="Standard" style:list-style-name="L1">
      <style:text-properties officeooo:rsid="00058db9" officeooo:paragraph-rsid="00058db9"/>
    </style:style>
    <style:style style:name="P6" style:family="paragraph" style:parent-style-name="Standard" style:list-style-name="L2">
      <style:text-properties officeooo:rsid="000647c6" officeooo:paragraph-rsid="000647c6"/>
    </style:style>
    <style:style style:name="P7" style:family="paragraph" style:parent-style-name="Standard">
      <style:text-properties officeooo:rsid="000647c6" officeooo:paragraph-rsid="000647c6"/>
    </style:style>
    <style:style style:name="P8" style:family="paragraph" style:parent-style-name="Standard">
      <style:text-properties officeooo:rsid="000647c6" officeooo:paragraph-rsid="00081e25"/>
    </style:style>
    <style:style style:name="T1" style:family="text">
      <style:text-properties officeooo:rsid="00081e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or grammar</text:p>
      <text:p text:style-name="P1"/>
      <text:list xml:id="list14238502511" text:style-name="L1">
        <text:list-item>
          <text:p text:style-name="P5">A CFG which has the property(among others) that no production of the grammar has an empty RHS or a RHS which has two adjacent non-terminals.</text:p>
        </text:list-item>
      </text:list>
      <text:p text:style-name="P1"/>
      <text:p text:style-name="P1"/>
      <text:p text:style-name="P2">Explanation of how the below grammar is made unambiguous by factoring in precedecnce</text:p>
      <text:p text:style-name="P4">E → E + T | E – T | T</text:p>
      <text:p text:style-name="P4">T → T * F | T / F | F</text:p>
      <text:p text:style-name="P4">F → D | (E)</text:p>
      <text:list xml:id="list837477363" text:style-name="L2">
        <text:list-item>
          <text:p text:style-name="P6">Since * and / have higher precedence, they will be evaluated before + and – if they are lower in the parse tree than + and -.</text:p>
        </text:list-item>
        <text:list-item>
          <text:p text:style-name="P6">This effect can be obtained if a non-terminal associated with the production of + and – leads upto a non-terminal with a production associated with * and /.</text:p>
        </text:list-item>
        <text:list-item>
          <text:p text:style-name="P6">Use of only one non-terminal to produce +, -, * and / would leave all operators with equal precedence.</text:p>
        </text:list-item>
      </text:list>
      <text:p text:style-name="P7"/>
      <text:p text:style-name="P8"><text:span text:style-name="T1">How does precedence and associativity show </text:span></text:p>
      <text:p text:style-name="P8"><text:span text:style-name="T1">Operators with higher precedence appear lower in the expression tree than operators with lower precedence. Thus, during the evaluation of the expression tree(in-order traversal), operators with higher precedence are evaluated first.</text:span></text:p>
      <text:p text:style-name="P8"><text:span text:style-name="T1">If an operator is right assoicative, then the operand to its right becomes its left child in the expression tree so that the right operand is evaluated first</text:span></text:p>
      <text:p text:style-name="P8"><text:span text:style-name="T1">Similarly for left associativit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23T15:35:26</meta:creation-date>
    <dc:date>2012-12-03T18:25:46</dc:date>
    <dc:creator>Kempa </dc:creator>
    <meta:editing-duration>PT15M36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13" meta:word-count="214" meta:character-count="1146" meta:non-whitespace-character-count="947"/>
  </office:meta>
</office:document-meta>
</file>